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officeooo:rsid="000a334f" officeooo:paragraph-rsid="000a334f"/>
    </style:style>
    <style:style style:name="P2" style:family="paragraph" style:parent-style-name="Text_20_body">
      <style:text-properties officeooo:rsid="000cc86f" officeooo:paragraph-rsid="000cc86f"/>
    </style:style>
    <style:style style:name="P3" style:family="paragraph" style:parent-style-name="Text_20_body">
      <style:text-properties officeooo:rsid="000e0fc8" officeooo:paragraph-rsid="000e0fc8"/>
    </style:style>
    <style:style style:name="P4" style:family="paragraph" style:parent-style-name="Text_20_body">
      <style:text-properties officeooo:rsid="0011e86a" officeooo:paragraph-rsid="0011e86a"/>
    </style:style>
    <style:style style:name="P5" style:family="paragraph" style:parent-style-name="Text_20_body">
      <style:text-properties officeooo:rsid="0017dcba" officeooo:paragraph-rsid="0017dcba"/>
    </style:style>
    <style:style style:name="P6" style:family="paragraph" style:parent-style-name="Text_20_body">
      <style:text-properties officeooo:rsid="001a9f61" officeooo:paragraph-rsid="001a9f61"/>
    </style:style>
    <style:style style:name="P7" style:family="paragraph" style:parent-style-name="Text_20_body">
      <style:text-properties officeooo:rsid="001f0b68" officeooo:paragraph-rsid="001f0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kengine需求文档</text:p>
      <text:p text:style-name="Text_20_body"/>
      <text:p text:style-name="Text_20_body"/>
      <text:h text:style-name="Heading_20_1" text:outline-level="1">一：功能需求</text:h>
      <text:p text:style-name="Text_20_body">应该具备的基本功能：</text:p>
      <text:p text:style-name="P1">1：作为整体的tcpserver的框架，运行程序即可按照配置接受请求；</text:p>
      <text:p text:style-name="P2">2：可配置，通过配置文件可以配置程序的线程数量、队列大小等；</text:p>
      <text:p text:style-name="P2">3：可扩展性，通过编写插件可以实现特定的业务逻辑；</text:p>
      <text:p text:style-name="P3">4：能满足高并发需求，并且高效处理业务逻辑，避免阻塞操作；</text:p>
      <text:p text:style-name="P4">5：日志，通过日志观察系统状态，可排查系统问题；</text:p>
      <text:p text:style-name="P6">6：各个阶段消耗时间，便于分析系统瓶颈；</text:p>
      <text:h text:style-name="Heading_20_1" text:outline-level="1">二：概要设计</text:h>
      <text:p text:style-name="P5">1：使用c语言作为主要开发语言；</text:p>
      <text:p text:style-name="P5">2：启动根据配置文件监听固定端口；</text:p>
      <text:p text:style-name="P7"/>
      <text:h text:style-name="Heading_20_1" text:outline-level="1">三：详细设计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6:23.580028137</meta:creation-date>
    <meta:generator>LibreOffice/5.1.4.2$Linux_X86_64 LibreOffice_project/10m0$Build-2</meta:generator>
    <dc:date>2017-02-17T16:22:36.800497585</dc:date>
    <meta:editing-duration>PT16M9S</meta:editing-duration>
    <meta:editing-cycles>11</meta:editing-cycles>
    <meta:document-statistic meta:table-count="0" meta:image-count="0" meta:object-count="0" meta:page-count="1" meta:paragraph-count="13" meta:word-count="221" meta:character-count="236" meta:non-whitespace-character-count="236"/>
  </office:meta>
</office:document-meta>
</file>